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ucida Console1" svg:font-family="'Lucida Console'" style:font-pitch="fixed"/>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5.667cm" style:rel-column-width="21845*"/>
    </style:style>
    <style:style style:name="Tau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1.C1" style:family="table-cell">
      <style:table-cell-properties fo:background-color="#c0c0c0"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none" fo:border-top="none" fo:border-bottom="0.05pt solid #000000"/>
    </style:style>
    <style:style style:name="Taula1.B6" style:family="table-cell">
      <style:table-cell-properties fo:padding="0.097cm" fo:border-left="0.05pt solid #000000" fo:border-right="none" fo:border-top="none" fo:border-bottom="0.05pt solid #000000"/>
    </style:style>
    <style:style style:name="Taula1.C6" style:family="table-cell">
      <style:table-cell-properties fo:padding="0.097cm" fo:border-left="0.05pt solid #000000" fo:border-right="0.05pt solid #000000" fo:border-top="none" fo:border-bottom="0.05pt solid #000000"/>
    </style:style>
    <style:style style:name="Taula1.A7" style:family="table-cell">
      <style:table-cell-properties fo:padding="0.097cm" fo:border-left="0.05pt solid #000000" fo:border-right="none" fo:border-top="none" fo:border-bottom="0.05pt solid #000000"/>
    </style:style>
    <style:style style:name="Taula1.B7" style:family="table-cell">
      <style:table-cell-properties fo:padding="0.097cm" fo:border-left="0.05pt solid #000000" fo:border-right="none" fo:border-top="none" fo:border-bottom="0.05pt solid #000000"/>
    </style:style>
    <style:style style:name="Taula1.C7" style:family="table-cell">
      <style:table-cell-properties fo:padding="0.097cm" fo:border-left="0.05pt solid #000000" fo:border-right="0.05pt solid #000000" fo:border-top="none" fo:border-bottom="0.05pt solid #000000"/>
    </style:style>
    <style:style style:name="Taula1.A8" style:family="table-cell">
      <style:table-cell-properties fo:padding="0.097cm" fo:border-left="0.05pt solid #000000" fo:border-right="none" fo:border-top="none" fo:border-bottom="0.05pt solid #000000"/>
    </style:style>
    <style:style style:name="Taula1.B8" style:family="table-cell">
      <style:table-cell-properties fo:padding="0.097cm" fo:border-left="0.05pt solid #000000" fo:border-right="none" fo:border-top="none" fo:border-bottom="0.05pt solid #000000"/>
    </style:style>
    <style:style style:name="Taula1.C8" style:family="table-cell">
      <style:table-cell-properties fo:padding="0.097cm" fo:border-left="0.05pt solid #000000" fo:border-right="0.05pt solid #000000" fo:border-top="none" fo:border-bottom="0.05pt solid #000000"/>
    </style:style>
    <style:style style:name="Taula1.A9" style:family="table-cell">
      <style:table-cell-properties fo:padding="0.097cm" fo:border-left="0.05pt solid #000000" fo:border-right="none" fo:border-top="none" fo:border-bottom="0.05pt solid #000000"/>
    </style:style>
    <style:style style:name="Taula1.B9" style:family="table-cell">
      <style:table-cell-properties fo:padding="0.097cm" fo:border-left="0.05pt solid #000000" fo:border-right="none" fo:border-top="none" fo:border-bottom="0.05pt solid #000000"/>
    </style:style>
    <style:style style:name="Taula1.C9"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style>
    <style:style style:name="Taula4.A" style:family="table-column">
      <style:table-column-properties style:column-width="3.244cm" style:rel-column-width="12504*"/>
    </style:style>
    <style:style style:name="Taula4.B" style:family="table-column">
      <style:table-column-properties style:column-width="3.958cm" style:rel-column-width="15258*"/>
    </style:style>
    <style:style style:name="Taula4.C" style:family="table-column">
      <style:table-column-properties style:column-width="9.798cm" style:rel-column-width="37773*"/>
    </style:style>
    <style:style style:name="Taula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ula4.C1" style:family="table-cell">
      <style:table-cell-properties fo:background-color="#ffcc99" fo:padding="0.097cm" fo:border="0.05pt solid #000000">
        <style:background-image/>
      </style:table-cell-properties>
    </style:style>
    <style:style style:name="Taula4.A2" style:family="table-cell">
      <style:table-cell-properties fo:background-color="#ffcc99" fo:padding="0.097cm" fo:border-left="0.05pt solid #000000" fo:border-right="none" fo:border-top="none" fo:border-bottom="0.05pt solid #000000">
        <style:background-image/>
      </style:table-cell-properties>
    </style:style>
    <style:style style:name="Taula4.C2" style:family="table-cell">
      <style:table-cell-properties fo:background-color="#ffcc99" fo:padding="0.097cm" fo:border-left="0.05pt solid #000000" fo:border-right="0.05pt solid #000000" fo:border-top="none" fo:border-bottom="0.05pt solid #000000">
        <style:background-image/>
      </style:table-cell-properties>
    </style:style>
    <style:style style:name="Taula5" style:family="table">
      <style:table-properties style:width="17cm" table:align="margins"/>
    </style:style>
    <style:style style:name="Taula5.A" style:family="table-column">
      <style:table-column-properties style:column-width="3.244cm" style:rel-column-width="12504*"/>
    </style:style>
    <style:style style:name="Taula5.B" style:family="table-column">
      <style:table-column-properties style:column-width="3.958cm" style:rel-column-width="15258*"/>
    </style:style>
    <style:style style:name="Taula5.C" style:family="table-column">
      <style:table-column-properties style:column-width="9.798cm" style:rel-column-width="37773*"/>
    </style:style>
    <style:style style:name="Taula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ula5.C1" style:family="table-cell">
      <style:table-cell-properties fo:background-color="#ffcc99" fo:padding="0.097cm" fo:border="0.05pt solid #000000">
        <style:background-image/>
      </style:table-cell-properties>
    </style:style>
    <style:style style:name="Taula5.A2" style:family="table-cell">
      <style:table-cell-properties fo:background-color="#ffcc99" fo:padding="0.097cm" fo:border-left="0.05pt solid #000000" fo:border-right="none" fo:border-top="none" fo:border-bottom="0.05pt solid #000000">
        <style:background-image/>
      </style:table-cell-properties>
    </style:style>
    <style:style style:name="Taula5.C2" style:family="table-cell">
      <style:table-cell-properties fo:background-color="#ffcc99"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fo:language="en" fo:country="US"/>
    </style:style>
    <style:style style:name="P2" style:family="paragraph" style:parent-style-name="Text_20_body">
      <style:text-properties fo:language="en" fo:country="US" fo:font-style="normal" style:font-style-asian="normal" style:font-style-complex="normal"/>
    </style:style>
    <style:style style:name="P3" style:family="paragraph" style:parent-style-name="Text_20_body">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Heading">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Table_20_Contents">
      <style:text-properties fo:language="en" fo:country="US"/>
    </style:style>
    <style:style style:name="P6" style:family="paragraph" style:parent-style-name="Table_20_Contents">
      <style:paragraph-properties fo:text-align="center" style:justify-single-word="false"/>
      <style:text-properties fo:language="en" fo:country="US" fo:font-weight="bold" style:font-weight-asian="bold" style:font-weight-complex="bold"/>
    </style:style>
    <style:style style:name="P7" style:family="paragraph" style:parent-style-name="Table_20_Contents">
      <style:text-properties style:font-name="Lucida Console1" fo:font-size="10pt" fo:language="zxx" fo:country="none" style:font-size-asian="10pt" style:language-asian="zxx" style:country-asian="none" style:font-size-complex="10pt" style:language-complex="zxx" style:country-complex="none"/>
    </style:style>
    <style:style style:name="P8" style:family="paragraph" style:parent-style-name="Table_20_Contents">
      <style:text-properties fo:font-size="10pt" fo:language="en" fo:country="US" style:font-size-asian="10pt" style:font-size-complex="10pt"/>
    </style:style>
    <style:style style:name="P9" style:family="paragraph" style:parent-style-name="Standard">
      <style:text-properties fo:language="en" fo:country="US"/>
    </style:style>
    <style:style style:name="P10" style:family="paragraph" style:parent-style-name="Codi">
      <style:text-properties fo:language="en" fo:country="US"/>
    </style:style>
    <style:style style:name="P11" style:family="paragraph" style:parent-style-name="Table_20_Heading">
      <style:text-properties fo:font-size="10pt" fo:language="en" fo:country="US" style:font-size-asian="10pt" style:font-size-complex="10pt"/>
    </style:style>
    <style:style style:name="P12" style:family="paragraph" style:parent-style-name="Standard">
      <style:text-properties fo:language="en" fo:country="US" fo:font-style="normal" style:font-style-asian="normal" style:font-style-complex="normal"/>
    </style:style>
    <style:style style:name="P13" style:family="paragraph" style:parent-style-name="Text_20_body" style:list-style-name="L1">
      <style:text-properties fo:language="en" fo:country="US"/>
    </style:style>
    <style:style style:name="P14" style:family="paragraph" style:parent-style-name="Text_20_body" style:list-style-name="L2">
      <style:text-properties fo:language="en" fo:country="US"/>
    </style:style>
    <style:style style:name="P15" style:family="paragraph" style:parent-style-name="Text_20_body" style:list-style-name="L3">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Heading_20_1">
      <style:text-properties fo:language="en" fo:country="US"/>
    </style:style>
    <style:style style:name="P18" style:family="paragraph" style:parent-style-name="Heading_20_2">
      <style:text-properties fo:language="en" fo:country="U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fo:font-weight="bold" style:font-style-asian="normal" style:font-weight-asian="bold" style:font-style-complex="normal" style:font-weight-complex="bold"/>
    </style:style>
    <style:style style:name="T5" style:family="text">
      <style:text-properties fo:language="en" fo:country="US" fo:font-style="italic" style:font-style-asian="italic" style:font-style-complex="italic"/>
    </style:style>
    <style:style style:name="T6" style:family="text">
      <style:text-properties style:font-name="Lucida Console1" fo:font-size="10pt" style:font-size-asian="10pt" style:font-size-complex="10pt"/>
    </style:style>
    <style:style style:name="T7" style:family="text">
      <style:text-properties style:font-name="Lucida Console1" fo:font-size="10pt" fo:language="en" fo:country="US" fo:font-style="normal"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XX Calling standard</text:p>
      <text:p text:style-name="P3"/>
      <text:p text:style-name="P1">This text documents the stack frame formats for the different types of call/transfer of control supported and managed by MUXX.</text:p>
      <text:h text:style-name="P17" text:outline-level="1">General principles</text:h>
      <text:list xml:id="list2742631461" text:style-name="L1">
        <text:list-item>
          <text:p text:style-name="P13">The hardware stack (pointed by the R6/SP register) will be used to hold saved registers and temporary local variables, as well as for transfer parameters to the called subroutine.</text:p>
        </text:list-item>
        <text:list-item>
          <text:p text:style-name="P13">The R5 register will be used as a frame pointer.</text:p>
        </text:list-item>
        <text:list-item>
          <text:p text:style-name="P13">The R0 register will be used to return a WORD value. The combination of R0-R1 will be used to return a LONGWORD value.</text:p>
        </text:list-item>
        <text:list-item>
          <text:p text:style-name="P13">R0 and R1 can be clobbered by a called subroutine.</text:p>
        </text:list-item>
        <text:list-item>
          <text:p text:style-name="P13">The calling program will remove the parameters from the stack.</text:p>
        </text:list-item>
        <text:list-item>
          <text:p text:style-name="P13">The calleee will remove any local variables and saved registers from the stack.</text:p>
        </text:list-item>
      </text:list>
      <text:h text:style-name="P17" text:outline-level="1">Types of control transfer</text:h>
      <text:list xml:id="list918939475" text:style-name="L2">
        <text:list-item>
          <text:p text:style-name="P14">Subroutine call (JSR)</text:p>
        </text:list-item>
        <text:list-item>
          <text:p text:style-name="P14">Synchronous trap (TRAP xx, syscall)</text:p>
        </text:list-item>
        <text:list-item>
          <text:p text:style-name="P14">Asynchronous trap (traps generated because of error conditions, or asynchronous traps generated by the operating system itself).</text:p>
        </text:list-item>
        <text:list-item>
          <text:p text:style-name="P14">Interrupts (generated by hardware)</text:p>
        </text:list-item>
      </text:list>
      <text:h text:style-name="P18" text:outline-level="2">Subroutine calls</text:h>
      <text:p text:style-name="P1">A subroutine call is done my means of the execution of a JSR PC,XXX instruction. The processor saves the next instruction address (the one to execute after the subroutine return) into the R6 stack and transfers control to the destination address. So at entry of the called subroutine the SP points to an empty stack cell, and at 2(SP) we can find the return address.</text:p>
      <text:p text:style-name="P1">The GCC compiler ABI specifies that the R0 and R1 registers can be clobbered by the called subroutine, so we don't need to save those ones. R2, R3 and R3 must be preserved thru the call, so we must save them if we are going to use those in the subroutine.</text:p>
      <text:p text:style-name="P1">The called subroutine will do the following just at entry:</text:p>
      <text:list xml:id="list94500427" text:style-name="L3">
        <text:list-item>
          <text:p text:style-name="P15">Push the current frame pointer (R5) into the stack.</text:p>
        </text:list-item>
        <text:list-item>
          <text:p text:style-name="P15">Get the current value of the stack into R5.</text:p>
        </text:list-item>
        <text:list-item>
          <text:p text:style-name="P15">Allocate any needed local variable space by subtracting from SP.</text:p>
        </text:list-item>
        <text:list-item>
          <text:p text:style-name="P15">Push the GPRs used in the subroutine (R2..R4 only).</text:p>
        </text:list-item>
        <text:list-item>
          <text:p text:style-name="P15">Push the current FP in to the stack to make it easier to clean it up at return.</text:p>
        </text:list-item>
      </text:list>
      <text:p text:style-name="P1"><text:soft-page-break/><text:s/>After these actions, the stack frame will have the next content:</text:p>
      <table:table table:name="Taula1" table:style-name="Taula1">
        <table:table-column table:style-name="Taula1.A" table:number-columns-repeated="3"/>
        <table:table-row>
          <table:table-cell table:style-name="Taula1.A1" office:value-type="string">
            <text:p text:style-name="P6">Offset to R5 or SP</text:p>
          </table:table-cell>
          <table:table-cell table:style-name="Taula1.A1" office:value-type="string">
            <text:p text:style-name="P6">Content</text:p>
          </table:table-cell>
          <table:table-cell table:style-name="Taula1.C1" office:value-type="string">
            <text:p text:style-name="P6">Description</text:p>
          </table:table-cell>
        </table:table-row>
        <table:table-row>
          <table:table-cell table:style-name="Taula1.B8" office:value-type="string">
            <text:p text:style-name="P5">4(R5), 6(R5),...</text:p>
          </table:table-cell>
          <table:table-cell table:style-name="Taula1.B8" office:value-type="string">
            <text:p text:style-name="P5">&lt;Params&gt;</text:p>
          </table:table-cell>
          <table:table-cell table:style-name="Taula1.C8" office:value-type="string">
            <text:p text:style-name="P5">Parameters</text:p>
          </table:table-cell>
        </table:table-row>
        <table:table-row>
          <table:table-cell table:style-name="Taula1.B8" office:value-type="string">
            <text:p text:style-name="P5">2(R5)</text:p>
          </table:table-cell>
          <table:table-cell table:style-name="Taula1.B8" office:value-type="string">
            <text:p text:style-name="P5">PC</text:p>
          </table:table-cell>
          <table:table-cell table:style-name="Taula1.C8" office:value-type="string">
            <text:p text:style-name="P5">Return address</text:p>
          </table:table-cell>
        </table:table-row>
        <table:table-row>
          <table:table-cell table:style-name="Taula1.B8" office:value-type="string">
            <text:p text:style-name="P5">0(R5)</text:p>
          </table:table-cell>
          <table:table-cell table:style-name="Taula1.B8" office:value-type="string">
            <text:p text:style-name="P5">R5</text:p>
          </table:table-cell>
          <table:table-cell table:style-name="Taula1.C8" office:value-type="string">
            <text:p text:style-name="P5">Previous frame pointer</text:p>
          </table:table-cell>
        </table:table-row>
        <table:table-row>
          <table:table-cell table:style-name="Taula1.B8" office:value-type="string">
            <text:p text:style-name="P5">-2(R5)</text:p>
          </table:table-cell>
          <table:table-cell table:style-name="Taula1.B8" office:value-type="string">
            <text:p text:style-name="P5">n words of local variables</text:p>
          </table:table-cell>
          <table:table-cell table:style-name="Taula1.C8" office:value-type="string">
            <text:p text:style-name="P5">Automatic variable storage</text:p>
          </table:table-cell>
        </table:table-row>
        <table:table-row>
          <table:table-cell table:style-name="Taula1.B8" office:value-type="string">
            <text:p text:style-name="P5">-(2+2*n)(R5) | 6(SP)</text:p>
          </table:table-cell>
          <table:table-cell table:style-name="Taula1.B8" office:value-type="string">
            <text:p text:style-name="P5">R2</text:p>
          </table:table-cell>
          <table:table-cell table:style-name="Taula1.C8" office:value-type="string">
            <text:p text:style-name="P5">Saved R2</text:p>
          </table:table-cell>
        </table:table-row>
        <table:table-row>
          <table:table-cell table:style-name="Taula1.B8" office:value-type="string">
            <text:p text:style-name="P5">-(4+2*n)(R5) | 4(SP)</text:p>
          </table:table-cell>
          <table:table-cell table:style-name="Taula1.B8" office:value-type="string">
            <text:p text:style-name="P5">R3</text:p>
          </table:table-cell>
          <table:table-cell table:style-name="Taula1.C8" office:value-type="string">
            <text:p text:style-name="P5">Saved R3</text:p>
          </table:table-cell>
        </table:table-row>
        <table:table-row>
          <table:table-cell table:style-name="Taula1.B8" office:value-type="string">
            <text:p text:style-name="P5">-(6+2*n)(R5) | 2(SP)</text:p>
          </table:table-cell>
          <table:table-cell table:style-name="Taula1.B8" office:value-type="string">
            <text:p text:style-name="P5">R4</text:p>
          </table:table-cell>
          <table:table-cell table:style-name="Taula1.C8" office:value-type="string">
            <text:p text:style-name="P5">Saved R4</text:p>
          </table:table-cell>
        </table:table-row>
        <table:table-row>
          <table:table-cell table:style-name="Taula1.B9" office:value-type="string">
            <text:p text:style-name="P5">-(8+2*n)(R5) | (SP)</text:p>
          </table:table-cell>
          <table:table-cell table:style-name="Taula1.B9" office:value-type="string">
            <text:p text:style-name="P5">R5</text:p>
          </table:table-cell>
          <table:table-cell table:style-name="Taula1.C9" office:value-type="string">
            <text:p text:style-name="P5">Current frame pointer</text:p>
          </table:table-cell>
        </table:table-row>
      </table:table>
      <text:p text:style-name="P1"/>
      <text:p text:style-name="P1">Observe that n can be zero (if the subroutine does not use any local automatic variable). </text:p>
      <text:p text:style-name="P1">The sequence of instructions to build this stack frame is this:</text:p>
      <text:p text:style-name="P10">subroutine:<text:tab/>mov<text:tab/>r5,-(sp)<text:tab/><text:tab/>; Save previous frame pointer</text:p>
      <text:p text:style-name="P10"><text:tab/><text:tab/>mov<text:tab/>sp,r5<text:tab/><text:tab/><text:tab/>; Set up current frame pointer</text:p>
      <text:p text:style-name="P10"><text:tab/><text:tab/>sub<text:tab/>$2*n,sp<text:tab/><text:tab/>; Allocate space for local variables</text:p>
      <text:p text:style-name="P10"><text:tab/><text:tab/>mov<text:tab/>r5,-(sp)<text:tab/><text:tab/>; Push the current frame pointer</text:p>
      <text:p text:style-name="P10"><text:tab/><text:tab/>mov <text:tab/>r2,-(sp)<text:tab/><text:tab/>; Push the GPRs...</text:p>
      <text:p text:style-name="P10"><text:tab/><text:tab/>mov<text:tab/>r3,-(sp)<text:tab/><text:tab/>;</text:p>
      <text:p text:style-name="P10"><text:tab/><text:tab/>mov<text:tab/>r4,-(sp)<text:tab/><text:tab/>;</text:p>
      <text:p text:style-name="P10"><text:tab/><text:tab/>mov<text:tab/>r5,-(sp)<text:tab/><text:tab/>; Pull gain the current FP for reference</text:p>
      <text:p text:style-name="P1"/>
      <text:p text:style-name="P1">The subroutine can reference the passed parameters using positive offsets to R5, being 4(R5) the first parameter, 6(R5) the second one, and so on. The local automatic variables can be referenced using negative offsets over R5, being -2(R5) the address of the first local variable. A subroutine does not usually need to reference the previous values for R2..R4; it can, however, need to reference the previous value of R5 to access variables in the calling procedure (which is, by the way, a bad programming practice). It can be done simply refering to (R5).</text:p>
      <text:p text:style-name="P1">Before returning control to the caller, the subroutine must clean up the stack. The code to do that is:</text:p>
      <text:p text:style-name="P10"><text:tab/><text:tab/>mov<text:tab/>(sp)+,r5<text:tab/><text:tab/>; Pull the current Frame Pointer</text:p>
      <text:p text:style-name="P10"><text:tab/><text:tab/>mov<text:tab/>-2*n-6(r5),r4<text:tab/>; Pull the saved GPRs, </text:p>
      <text:p text:style-name="P10"><text:tab/><text:tab/>mov<text:tab/>-2*n-4(r5),r3<text:tab/>; relative to the frame pointer</text:p>
      <text:p text:style-name="P10"><text:tab/><text:tab/>mov<text:tab/>-2*n-2(r5),r2</text:p>
      <text:p text:style-name="P10"><text:tab/><text:tab/>mov<text:tab/>r5,sp<text:tab/><text:tab/><text:tab/>; Cleanup local variables and saved GPRs</text:p>
      <text:p text:style-name="P10"><text:tab/><text:tab/>mov<text:tab/>(sp)+,r5<text:tab/><text:tab/>; Pull the previous frame pointer</text:p>
      <text:p text:style-name="P10"><text:tab/><text:tab/>rts<text:tab/>pc<text:tab/><text:tab/> <text:tab/>; Return to caller</text:p>
      <text:p text:style-name="P1"/>
      <text:p text:style-name="P1">The system provides macros to generate that code in assembly language programs:</text:p>
      <table:table table:name="Taula4" table:style-name="Taula4">
        <table:table-column table:style-name="Taula4.A"/>
        <table:table-column table:style-name="Taula4.B"/>
        <table:table-column table:style-name="Taula4.C"/>
        <table:table-header-rows>
          <table:table-row>
            <table:table-cell table:style-name="Taula4.A1" office:value-type="string">
              <text:p text:style-name="P11">Macro</text:p>
            </table:table-cell>
            <table:table-cell table:style-name="Taula4.A1" office:value-type="string">
              <text:p text:style-name="P11">Parameters</text:p>
            </table:table-cell>
            <table:table-cell table:style-name="Taula4.C1" office:value-type="string">
              <text:p text:style-name="P11">Description</text:p>
            </table:table-cell>
          </table:table-row>
        </table:table-header-rows>
        <table:table-row>
          <table:table-cell table:style-name="Taula4.A2" office:value-type="string">
            <text:p text:style-name="P7">procentry</text:p>
          </table:table-cell>
          <table:table-cell table:style-name="Taula4.A2" office:value-type="string">
            <text:p text:style-name="P8">[saver2=[yes]|no]</text:p>
            <text:p text:style-name="P8">[saver3=[yes]|no]</text:p>
            <text:p text:style-name="P8">[saver4=[yes]|no]</text:p>
            <text:p text:style-name="P8">[local=nnnn]</text:p>
          </table:table-cell>
          <table:table-cell table:style-name="Taula4.C2" office:value-type="string">
            <text:p text:style-name="P8">Creates a procedure call prologue. It saves r2,r3 and r4 according to the values of the saverX parameters (the default is to save the three registers), and allocates nnnn words of local stack storage (the default is to not allocate any stack storage).</text:p>
          </table:table-cell>
        </table:table-row>
        <table:table-row>
          <table:table-cell table:style-name="Taula4.A2" office:value-type="string">
            <text:p text:style-name="P7">procexit</text:p>
          </table:table-cell>
          <table:table-cell table:style-name="Taula4.A2" office:value-type="string">
            <text:p text:style-name="P8">[getr2=[yes]|no]</text:p>
            <text:p text:style-name="P8">[getr3=[yes]|no]</text:p>
            <text:p text:style-name="P8">[getr4=[yes]|no]</text:p>
            <text:p text:style-name="P8"><text:soft-page-break/></text:p>
          </table:table-cell>
          <table:table-cell table:style-name="Taula4.C2" office:value-type="string">
            <text:p text:style-name="P8">Creates a procedure exit epilogue (which includes the RTS instruction). It restores the r2,r3 and r4 registers according to the getrX parameters (the default is to restore all the <text:soft-page-break/>registers). The values of the getrX parameters must match the saverX ones in the same procedure. The local storage is always freed via direct manipulation of the SP.</text:p>
          </table:table-cell>
        </table:table-row>
      </table:table>
      <text:p text:style-name="P1"/>
      <text:p text:style-name="P1">The C compiler generates the stack frame by itself, unless it's given the <text:span text:style-name="T6">-fomit-frame-pointers</text:span> option. The kernel <text:span text:style-name="T1">should</text:span> be compiled using this option to save storage space, unless the frames are needed for debugging purposes.</text:p>
      <text:h text:style-name="P18" text:outline-level="2">System calls</text:h>
      <text:p text:style-name="P1">The system calls are invoked using the TRAP instruction. The TRAP instruction transfers control to an address specificed in the corresponding vector at address 034. The vector specifies also the value to store into the PSW before transferring control to the handler address.</text:p>
      <text:p text:style-name="P1">The PDP-11 processor switches to the execution mode stablished in the PSW and then stores in the stack corresponding to the new mode the previous value of the PSW and the address to return to after the trap has been handled. The handler routine must save in the new stack the values of the GPRs that need to be preserved throught the system call. This basically means ALL the GPRs excepting R0 and R1, which can be used to return a value to the invoker.</text:p>
      <text:p text:style-name="Text_20_body"><text:span text:style-name="T3">Although it is completely possible to use the origin stack to pass parameters to the trap handler, MUXX won't do it. MUXX will get the trap parameters trhu a </text:span><text:span text:style-name="T5">parameter list</text:span><text:span text:style-name="T3"> pointed by R0 at entry of the trap/interrupt. This parameter list will begin with a word containing the number of elements of the list, and the elements themselves, each one using at least a word of memory (byte operands will be stacked into words). Both if R0 contains zero or it points to a parmlist with a zero length it will be assumed the trap function will get no parameters.</text:span></text:p>
      <text:p text:style-name="P2">The save/restore of the GPRs at entry and exit of the trap service routine can be shared between the syscall process, the CPU traps and the interrupt handling. To facilite programming, MUXX provides a wrapping macro which expands into pushing the registers into the stack, calling a wrapped handling routine and restoring back the registers. The macro can save all the registers (including R0 and R1) or just R2 onwards. The address of the area containing the saved GPRs is pushed into the stack before making the call, so the handling routine has access to the entire processor status in case it must save it to perform a context switch.</text:p>
      <table:table table:name="Taula5" table:style-name="Taula5">
        <table:table-column table:style-name="Taula5.A"/>
        <table:table-column table:style-name="Taula5.B"/>
        <table:table-column table:style-name="Taula5.C"/>
        <table:table-header-rows>
          <table:table-row>
            <table:table-cell table:style-name="Taula5.A1" office:value-type="string">
              <text:p text:style-name="P11">Macro</text:p>
            </table:table-cell>
            <table:table-cell table:style-name="Taula5.A1" office:value-type="string">
              <text:p text:style-name="P11">Parameters</text:p>
            </table:table-cell>
            <table:table-cell table:style-name="Taula5.C1" office:value-type="string">
              <text:p text:style-name="P11">Description</text:p>
            </table:table-cell>
          </table:table-row>
        </table:table-header-rows>
        <table:table-row>
          <table:table-cell table:style-name="Taula5.A2" office:value-type="string">
            <text:p text:style-name="P7">traphandle</text:p>
          </table:table-cell>
          <table:table-cell table:style-name="Taula5.A2" office:value-type="string">
            <text:p text:style-name="P8">Handler</text:p>
            <text:p text:style-name="P8">saveall=yes|[no]</text:p>
          </table:table-cell>
          <table:table-cell table:style-name="Taula5.C2" office:value-type="string">
            <text:p text:style-name="P8">Wraps a trap/interrupt handling routine. Saves the GPRs (including R0 and R1 if saveall=yes), pushes the register save area into the stack and calls the handler routine</text:p>
          </table:table-cell>
        </table:table-row>
      </table:table>
      <text:p text:style-name="P12"/>
      <text:p text:style-name="Text_20_body"><text:span text:style-name="T3">Since we want to be able to use syscall handlers written in C, MUXX will provide a basic handler which will build a standard stack-based parameter set. This parameter set will always includer the original set of register values saved by the handler at the very entry. The reason is the original values of the registers are needed if the system has to do a </text:span><text:span text:style-name="T5">context switch. </text:span><text:span text:style-name="T3">That is, a change to another running task. The called C subroutines will get a standard stack frame at entry, so everything said for subroutine calls will apply. The </text:span><text:span text:style-name="T4">second</text:span><text:span text:style-name="T3"> parameter of the C subroutine will be the address of the just mentioned frame. The </text:span><text:span text:style-name="T4">first</text:span><text:span text:style-name="T3"> parameter in the stack will be the TRAP number, obtained directly from the instruction stream.</text:span></text:p>
      <text:p text:style-name="P2"><text:soft-page-break/></text:p>
      <text:p text:style-name="P9"/>
      <text:p text:style-name="P1">The C routine signature must be of this form:</text:p>
      <text:p text:style-name="Codi">void C_handler(int syscall, void *fp, param1, param2, ... paramn);</text:p>
      <text:p text:style-name="Text_20_body"/>
      <text:p text:style-name="Text_20_body">The main C handler will call the specific syscall handler, passing the fp and up to four parameters to it. This number could be increased if there is a need for a syscall with five or more parameters.</text:p>
      <text:h text:style-name="P18" text:outline-level="2">Asynchronous traps</text:h>
      <text:p text:style-name="Text_20_body"><text:span text:style-name="T2">An </text:span><text:span text:style-name="T5">asynchronous trap</text:span><text:span text:style-name="T3"> happens when the processor detects an exceptional condition which prevents the normal flow of execution. That condition can be from diverse origin: attempt to execute an inexistent operation, or an existent operation not available in the current execution mode, access to protected or unexistent memory, etc. Those traps are unexpected by the executing program, and the handling routine has to be able to resume the interrupted execution in case the exceptional condition could be corrected (for instance, allocating more memory for the interrupted task). That means that all the processor status has to be preserved and restored in case of resumed execution, including the usually not preserved R0 and R1 registers. Obviously there can not be parameters associated to an asynchronous trap, so the corresponding frame will not have any pushed ones. Nevertheless, the asynchronous trap handling routine </text:span><text:span text:style-name="T5">might</text:span><text:span text:style-name="T3"> need access to the register values at trap time, so the address of the stack frame itself will be pushed into the stack as the only calling parameter.</text:span></text:p>
      <text:p text:style-name="Text_20_body"><text:span text:style-name="T3">The </text:span><text:span text:style-name="T7">traphandle</text:span><text:span text:style-name="T3"> macro provides support for the full GPR set frame using the </text:span><text:span text:style-name="T7">saveall=yes</text:span><text:span text:style-name="T3"> parameter. </text:span></text:p>
      <text:p text:style-name="Text_20_body">The C handling routine should have the next declaration:</text:p>
      <text:p text:style-name="Codi">void cHandler(void *FP);</text:p>
      <text:p text:style-name="Text_20_body"/>
      <text:p text:style-name="Text_20_body">T<text:span text:style-name="T2">he cHandler routine can access the former machine state thru the FP pointer; the registers R0, R1 and R5, the PSW and the return address are at fixed (positive) offsets from FP. R2, R3 and R4 offsets depend on the storage allocated to local variables. </text:span></text:p>
      <text:p text:style-name="P1">If the recovery procedure has to redirect the execution to a different address than the one saved in the stack it will modify directly the return address in the frame so the rtt will jump to the corrected position in the code. In the same way, if it has to provide some information to the restarted process it will use R0 and R1 to do so (clobbering its contents in the process), modifying the saved values at <text:s/>6(R5) and 8(R5). At most times, the trap handler will simply abort the process so it will not actually return control to the interrupted program.</text:p>
      <text:h text:style-name="P18" text:outline-level="2">Interrupts</text:h>
      <text:p text:style-name="P1">The interrupts are generated by the hardware and are by definition asynchronous respect to program execution. Their handling is very similar to the asynchronous traps discussed in the previous section. The stack frame structure will be exactly the same, and the declaration for the C handling routine will also be identica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ucida Console1" svg:font-family="'Lucida Console'" style:font-pitch="fixed"/>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di" style:family="paragraph" style:parent-style-name="Text_20_body" style:class="text" style:master-page-name="">
      <style:paragraph-properties fo:margin-top="0cm" fo:margin-bottom="0cm" style:page-number="auto" fo:background-color="#ffcc99">
        <style:background-image/>
      </style:paragraph-properties>
      <style:text-properties style:font-name="Lucida Console" fo:font-size="10pt" fo:language="zxx" fo:country="none"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Pons</meta:initial-creator>
    <meta:creation-date>2012-08-14T00:39:47</meta:creation-date>
    <dc:date>2012-09-26T23:41:21</dc:date>
    <dc:creator>Jordi Pons</dc:creator>
    <meta:editing-duration>PT13H50M23S</meta:editing-duration>
    <meta:editing-cycles>16</meta:editing-cycles>
    <meta:generator>LibreOffice/3.5$Linux_x86 LibreOffice_project/350m1$Build-2</meta:generator>
    <meta:document-statistic meta:table-count="3" meta:image-count="0" meta:object-count="0" meta:page-count="4" meta:paragraph-count="111" meta:word-count="1772" meta:character-count="10419" meta:non-whitespace-character-count="8721"/>
  </office:meta>
</office:document-meta>
</file>